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2.64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000.3" calcext:value-type="float">
            <text:p>3000.3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06" calcext:value-type="float">
            <text:p>600.06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05" calcext:value-type="float">
            <text:p>750.0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075" calcext:value-type="float">
            <text:p>750.0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3" calcext:value-type="float">
            <text:p>3000.3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1" calcext:value-type="float">
            <text:p>750.1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2" calcext:value-type="float">
            <text:p>3000.2</text:p>
          </table:table-cell>
          <table:table-cell office:value-type="float" office:value="1500.15" calcext:value-type="float">
            <text:p>1500.1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15" calcext:value-type="float">
            <text:p>1500.1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075" calcext:value-type="float">
            <text:p>750.0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15" calcext:value-type="float">
            <text:p>1500.1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06" calcext:value-type="float">
            <text:p>600.06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15" calcext:value-type="float">
            <text:p>1500.1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066667" calcext:value-type="float">
            <text:p>1000.0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133333" calcext:value-type="float">
            <text:p>1000.133333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15" calcext:value-type="float">
            <text:p>1500.15</text:p>
          </table:table-cell>
          <table:table-cell office:value-type="float" office:value="1000.166667" calcext:value-type="float">
            <text:p>1000.1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15" calcext:value-type="float">
            <text:p>1500.1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1" calcext:value-type="float">
            <text:p>1000.1</text:p>
          </table:table-cell>
          <table:table-cell office:value-type="float" office:value="750.075" calcext:value-type="float">
            <text:p>750.0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075" calcext:value-type="float">
            <text:p>750.0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3" calcext:value-type="float">
            <text:p>3000.3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06" calcext:value-type="float">
            <text:p>600.06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1" calcext:value-type="float">
            <text:p>1000.1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2" calcext:value-type="float">
            <text:p>3000.2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05" calcext:value-type="float">
            <text:p>750.0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075" calcext:value-type="float">
            <text:p>750.0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075" calcext:value-type="float">
            <text:p>750.0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3" calcext:value-type="float">
            <text:p>3000.3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06" calcext:value-type="float">
            <text:p>600.06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5" calcext:value-type="float">
            <text:p>3000.5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1" calcext:value-type="float">
            <text:p>1000.1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15" calcext:value-type="float">
            <text:p>750.1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066667" calcext:value-type="float">
            <text:p>1000.0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066667" calcext:value-type="float">
            <text:p>1000.0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/>
          <table:table-cell office:value-type="float" office:value="3000.3" calcext:value-type="float">
            <text:p>3000.3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7:18:28.616115504</meta:creation-date>
    <dc:date>2018-05-04T17:27:59.649277301</dc:date>
    <meta:editing-duration>PT9M31S</meta:editing-duration>
    <meta:editing-cycles>2</meta:editing-cycles>
    <meta:generator>LibreOffice/6.0.3.2$Linux_X86_64 LibreOffice_project/00m0$Build-2</meta:generator>
    <meta:document-statistic meta:table-count="1" meta:cell-count="305" meta:object-count="0"/>
  </office:meta>
</office:document-meta>
</file>